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d08" officeooo:paragraph-rsid="00180d08"/>
    </style:style>
    <style:style style:name="P2" style:family="paragraph" style:parent-style-name="Standard">
      <style:text-properties officeooo:rsid="00180d08" officeooo:paragraph-rsid="00180d08"/>
    </style:style>
    <style:style style:name="P3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1c8681" officeooo:paragraph-rsid="001c868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eci est une réponse de ChatGPT qui n’est pas représentative de la version finale</text:p>
      <text:p text:style-name="P1"/>
      <text:p text:style-name="P1">Oui, une pharmacie peut être un excellent choix pour ce projet de base de données, car elle offre un bon équilibre entre complexité et faisabilité. Voici pourquoi cela peut bien convenir :</text:p>
      <text:p text:style-name="P1"/>
      <text:p text:style-name="P1">Adéquation avec les Consignes du Projet</text:p>
      <text:p text:style-name="P1">Entre 10 et 15 concepts : La gestion d'une pharmacie implique plusieurs concepts sans devenir trop complexe :</text:p>
      <text:p text:style-name="P1"/>
      <text:p text:style-name="P1">Médicaments (nom, dosage, prix, stock)</text:p>
      <text:p text:style-name="P1">Clients (nom, adresse, ordonnance)</text:p>
      <text:p text:style-name="P1">Ordonnances (date, validité, médecin prescripteur)</text:p>
      <text:p text:style-name="P1">Ventes (date, quantités, total)</text:p>
      <text:p text:style-name="P1">Fournisseurs (nom, produits fournis, délai de livraison)</text:p>
      <text:p text:style-name="P1">Stock (niveau actuel, seuil d’alerte)</text:p>
      <text:p text:style-name="P1">Utilisateurs (pharmaciens, assistants, responsables)</text:p>
      <text:p text:style-name="P1">Requêtes complexes : Les besoins d’une pharmacie permettent d’écrire des requêtes riches :</text:p>
      <text:p text:style-name="P1"/>
      <text:p text:style-name="P1">Suivi du stock et alertes de réapprovisionnement</text:p>
      <text:p text:style-name="P1">Recherche de médicaments selon le nom ou la substance active</text:p>
      <text:p text:style-name="P1">Statistiques de ventes par jour, mois, ou produit</text:p>
      <text:p text:style-name="P1">Historique des ordonnances par client</text:p>
      <text:p text:style-name="P1">Comparaison entre prix d’achat et prix de vente pour évaluer la marge</text:p>
      <text:p text:style-name="P1">Contraintes d’intégrité : Vous pouvez définir des règles métier comme :</text:p>
      <text:p text:style-name="P1"/>
      <text:p text:style-name="P1">Une ordonnance doit être valide pour permettre une vente.</text:p>
      <text:p text:style-name="P1">Les ventes ne doivent pas dépasser le stock disponible.</text:p>
      <text:p text:style-name="P1">Un produit doit être commandé chez un fournisseur s’il atteint un seuil minimum.</text:p>
      <text:p text:style-name="P1">Droits et vues : Vous pouvez définir des vues et des rôles :</text:p>
      <text:p text:style-name="P1"/>
      <text:p text:style-name="P1">Pharmacien : Accès total aux stocks et ordonnances.</text:p>
      <text:p text:style-name="P1">Assistant : Accès restreint aux ventes.</text:p>
      <text:p text:style-name="P1">Auditeur : Vue des ventes sans accès au détail client.</text:p>
      <text:p text:style-name="P1">Exemple d’une Modélisation E/A</text:p>
      <text:p text:style-name="P1">Vous pouvez construire un schéma simple comme :</text:p>
      <text:p text:style-name="P1"/>
      <text:p text:style-name="P1">Entités : Médicament, Client, Fournisseur, Ordonnance, Vente, Utilisateur</text:p>
      <text:p text:style-name="P1">Associations :</text:p>
      <text:p text:style-name="P1">Un client peut avoir plusieurs ordonnances.</text:p>
      <text:p text:style-name="P1">Une ordonnance peut être liée à plusieurs médicaments.</text:p>
      <text:p text:style-name="P1">Un médicament peut être vendu plusieurs fois mais par un seul fournisseur.</text:p>
      <text:p text:style-name="P1">Avantages du Sujet</text:p>
      <text:p text:style-name="P1">Faisable seul : La gestion d’une pharmacie ne nécessite pas de concepts trop avancés, ce qui en fait un projet réalisable individuellement.</text:p>
      <text:p text:style-name="P1">Scénario réaliste et cohérent : Ce type de base de données correspond bien à des scénarios réels, ce qui facilitera la phase de conception et de réflexion.</text:p>
      <text:p text:style-name="P1">Conseils</text:p>
      <text:p text:style-name="P1">Réfléchissez bien aux données que vous utiliserez : veillez à avoir au moins 30 enregistrements par table, comme demandé dans la deuxième phase.</text:p>
      <text:p text:style-name="P1">Préparez des triggers pour automatiser des tâches comme les alertes de stock bas ou la mise à jour automatique du statut d’une ordonnance (ex : « expirée »).</text:p>
      <text:p text:style-name="P1"><text:soft-page-break/>En résumé, une pharmacie est non seulement un choix approprié, mais aussi pratique pour démontrer vos compétences en modélisation et manipulation de bases de données sous Oracl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1:11:08.132473130</meta:creation-date>
    <dc:date>2024-10-18T09:37:07.049548105</dc:date>
    <meta:editing-duration>PT9M12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2" meta:paragraph-count="39" meta:word-count="417" meta:character-count="2669" meta:non-whitespace-character-count="2291"/>
  </office:meta>
</office:document-meta>
</file>